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Roboto" svg:font-family="Roboto"/>
    <style:font-face style:name="Times New Roman" svg:font-family="'Times New Roman'"/>
    <style:font-face style:name="Trebuchet MS" svg:font-family="'Trebuchet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normal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fo:font-weight="normal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#ffffff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222222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222222" style:text-line-through-style="none" style:text-line-through-type="none" style:font-name="Arial" fo:font-size="10.5pt" fo:font-style="normal" style:text-underline-style="none" fo:font-weight="normal" style:text-blinking="false" fo:background-color="#ffffff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20202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303030" style:text-line-through-style="none" style:text-line-through-type="none" style:font-name="Arial" fo:font-size="12pt" fo:font-style="normal" style:text-underline-style="none" fo:font-weight="normal" style:text-blinking="false" fo:background-color="#ffffff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333333" style:text-line-through-style="none" style:text-line-through-type="none" style:font-name="Roboto" fo:font-size="11pt" fo:font-style="normal" style:text-underline-style="none" fo:font-weight="normal" style:text-blinking="false" fo:background-color="#ffffff"/>
    </style:style>
    <style:style style:name="P1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333333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3" style:family="paragraph" style:parent-style-name="Text_20_body">
      <style:paragraph-properties fo:margin-top="0in" fo:margin-bottom="0in" loext:contextual-spacing="false" fo:line-height="138%" style:writing-mode="lr-tb"/>
    </style:style>
    <style:style style:name="P1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222222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5" style:family="paragraph" style:parent-style-name="Text_20_body" style:list-style-name="L5">
      <style:paragraph-properties fo:margin-top="0in" fo:margin-bottom="0in" loext:contextual-spacing="false" fo:line-height="138%" style:writing-mode="lr-tb"/>
      <style:text-properties fo:font-variant="normal" fo:text-transform="none" fo:color="#222222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6" style:family="paragraph" style:parent-style-name="Text_20_body" style:list-style-name="L2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6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 style:list-style-name="L8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3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#ffffff"/>
    </style:style>
    <style:style style:name="P21" style:family="paragraph" style:parent-style-name="Text_20_body" style:list-style-name="L8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#ffffff"/>
    </style:style>
    <style:style style:name="P22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222222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23" style:family="paragraph" style:parent-style-name="Text_20_body" style:list-style-name="L5">
      <style:paragraph-properties fo:margin-top="0in" fo:margin-bottom="0in" loext:contextual-spacing="false" fo:line-height="138%" style:writing-mode="lr-tb"/>
      <style:text-properties fo:font-variant="normal" fo:text-transform="none" fo:color="#222222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24" style:family="paragraph" style:parent-style-name="Text_20_body" style:list-style-name="L7">
      <style:paragraph-properties fo:margin-top="0in" fo:margin-bottom="0in" loext:contextual-spacing="false" fo:line-height="138%" style:writing-mode="lr-tb"/>
      <style:text-properties fo:font-variant="normal" fo:text-transform="none" fo:color="#222222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25" style:family="paragraph" style:parent-style-name="Text_20_body" style:list-style-name="L4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/>
    </style:style>
    <style:style style:name="P26" style:family="paragraph" style:parent-style-name="Text_20_body" style:list-style-name="L8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#ffffff"/>
    </style:style>
    <style:style style:name="P27" style:family="paragraph" style:parent-style-name="Text_20_body">
      <style:paragraph-properties fo:margin-top="0.0555in" fo:margin-bottom="0.028in" loext:contextual-spacing="false" fo:line-height="154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#ffffff"/>
    </style:style>
    <style:style style:name="P28" style:family="paragraph" style:parent-style-name="Text_20_body" style:list-style-name="L9">
      <style:paragraph-properties fo:margin-left="0.5in" fo:margin-right="0in" fo:margin-top="0in" fo:margin-bottom="0in" loext:contextual-spacing="false" fo:line-height="154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#ffffff"/>
    </style:style>
    <style:style style:name="P29" style:family="paragraph" style:parent-style-name="Text_20_body" style:list-style-name="L10">
      <style:paragraph-properties fo:margin-left="0.5in" fo:margin-right="0in" fo:margin-top="0in" fo:margin-bottom="0in" loext:contextual-spacing="false" fo:line-height="154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/>
    </style:style>
    <style:style style:name="P30" style:family="paragraph" style:parent-style-name="Text_20_body" style:list-style-name="L9">
      <style:paragraph-properties fo:margin-left="0.5in" fo:margin-right="0in" fo:margin-top="0.0555in" fo:margin-bottom="0in" loext:contextual-spacing="false" fo:line-height="154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#ffffff"/>
    </style:style>
    <style:style style:name="P31" style:family="paragraph" style:parent-style-name="Text_20_body" style:list-style-name="L10">
      <style:paragraph-properties fo:margin-left="0.5in" fo:margin-right="0in" fo:margin-top="0.0555in" fo:margin-bottom="0in" loext:contextual-spacing="false" fo:line-height="154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/>
    </style:style>
    <style:style style:name="P32" style:family="paragraph" style:parent-style-name="Text_20_body" style:list-style-name="L9">
      <style:paragraph-properties fo:margin-left="0.5in" fo:margin-right="0in" fo:margin-top="0in" fo:margin-bottom="0.028in" loext:contextual-spacing="false" fo:line-height="154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#ffffff"/>
    </style:style>
    <style:style style:name="P33" style:family="paragraph" style:parent-style-name="Text_20_body" style:list-style-name="L10">
      <style:paragraph-properties fo:margin-left="0.5in" fo:margin-right="0in" fo:margin-top="0in" fo:margin-bottom="0.028in" loext:contextual-spacing="false" fo:line-height="154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/>
    </style:style>
    <style:style style:name="P34" style:family="paragraph" style:parent-style-name="Text_20_body">
      <style:paragraph-properties fo:margin-left="0.5in" fo:margin-right="0in" fo:text-indent="0in" style:auto-text-indent="false"/>
    </style:style>
    <style:style style:name="P35" style:family="paragraph" style:parent-style-name="Text_20_body">
      <style:paragraph-properties fo:margin-left="0.5in" fo:margin-right="0in" fo:margin-top="0.0555in" fo:margin-bottom="0.028in" loext:contextual-spacing="false" fo:line-height="154%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#ffffff"/>
    </style:style>
    <style:style style:name="P36" style:family="paragraph" style:parent-style-name="Text_20_body">
      <style:paragraph-properties fo:margin-top="0in" fo:margin-bottom="0.1528in" loext:contextual-spacing="false" fo:line-height="138%" style:writing-mode="lr-tb"/>
    </style:style>
    <style:style style:name="P37" style:family="paragraph" style:parent-style-name="Text_20_body">
      <style:paragraph-properties fo:margin-top="0.0835in" fo:margin-bottom="0.0835in" loext:contextual-spacing="false" fo:line-height="138%" style:writing-mode="lr-tb"/>
    </style:style>
    <style:style style:name="P38" style:family="paragraph" style:parent-style-name="Text_20_body" style:list-style-name="L11">
      <style:paragraph-properties fo:margin-left="0in" fo:margin-right="0in" fo:margin-top="0in" fo:margin-bottom="0in" loext:contextual-spacing="false" fo:line-height="138%" fo:text-indent="0in" style:auto-text-indent="false" style:writing-mode="lr-tb"/>
    </style:style>
    <style:style style:name="P39" style:family="paragraph" style:parent-style-name="Heading_20_1">
      <style:paragraph-properties fo:margin-top="0.278in" fo:margin-bottom="0.0835in" loext:contextual-spacing="false" fo:line-height="138%" style:writing-mode="lr-tb"/>
      <style:text-properties fo:font-weight="normal"/>
    </style:style>
    <style:style style:name="P40" style:family="paragraph" style:parent-style-name="Heading_20_1">
      <style:paragraph-properties fo:margin-top="0.278in" fo:margin-bottom="0.0835in" loext:contextual-spacing="false" fo:line-height="138%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#ffffff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#ffffff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0.5pt" fo:font-style="italic" style:text-underline-style="none" style:text-blinking="false" fo:background-color="#ffffff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0.5pt" fo:font-style="italic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8pt" fo:font-style="normal" style:text-underline-style="none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#ffffff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222222" style:text-line-through-style="none" style:text-line-through-type="none" style:font-name="Arial" fo:font-size="10.5pt" fo:font-style="normal" style:text-underline-style="none" style:text-blinking="false" fo:background-color="#ffffff" loext:char-shading-value="0"/>
    </style:style>
    <style:style style:name="T18" style:family="text">
      <style:text-properties fo:font-variant="normal" fo:text-transform="none" fo:color="#222222" style:text-line-through-style="none" style:text-line-through-type="none" style:font-name="Arial" fo:font-size="10.5pt" fo:font-style="normal" style:text-underline-style="none" fo:font-weight="normal" style:text-blinking="false" fo:background-color="#ffffff" loext:char-shading-value="0"/>
    </style:style>
    <style:style style:name="T19" style:family="text">
      <style:text-properties fo:font-variant="normal" fo:text-transform="none" fo:color="#222222" style:text-line-through-style="none" style:text-line-through-type="none" style:font-name="Arial" fo:font-size="10.5pt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222222" style:text-line-through-style="none" style:text-line-through-type="none" style:font-name="Arial" fo:font-size="10.5pt" fo:font-style="normal" style:text-underline-style="none" fo:font-weight="bold" style:text-blinking="false" fo:background-color="#ffffff" loext:char-shading-value="0"/>
    </style:style>
    <style:style style:name="T21" style:family="text">
      <style:text-properties fo:font-variant="normal" fo:text-transform="none" fo:color="#222222" style:text-line-through-style="none" style:text-line-through-type="none" style:font-name="Arial" fo:font-size="10.5pt" fo:font-style="italic" style:text-underline-style="none" fo:font-weight="normal" style:text-blinking="false" fo:background-color="#ffffff" loext:char-shading-value="0"/>
    </style:style>
    <style:style style:name="T22" style:family="text">
      <style:text-properties fo:font-variant="normal" fo:text-transform="none" fo:color="#222222" style:text-line-through-style="none" style:text-line-through-type="none" style:font-name="Arial" fo:font-size="10.5pt" fo:font-style="italic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222222" style:text-line-through-style="none" style:text-line-through-type="none" style:font-name="Arial" fo:font-size="10.5pt" fo:font-style="italic" style:text-underline-style="none" fo:font-weight="bold" style:text-blinking="false" fo:background-color="#ffffff" loext:char-shading-value="0"/>
    </style:style>
    <style:style style:name="T24" style:family="text">
      <style:text-properties fo:font-variant="normal" fo:text-transform="none" fo:color="#222222" style:text-line-through-style="none" style:text-line-through-type="none" style:font-name="Arial" fo:font-size="11pt" fo:font-style="normal" style:text-underline-style="none" style:text-blinking="false" fo:background-color="#ffffff" loext:char-shading-value="0"/>
    </style:style>
    <style:style style:name="T25" style:family="text">
      <style:text-properties fo:font-variant="normal" fo:text-transform="none" fo:color="#222222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/>
    </style:style>
    <style:style style:name="T26" style:family="text">
      <style:text-properties fo:font-variant="normal" fo:text-transform="none" fo:color="#222222" style:text-line-through-style="none" style:text-line-through-type="none" style:text-underline-style="none" style:text-blinking="false" fo:background-color="#ffffff" loext:char-shading-value="0"/>
    </style:style>
    <style:style style:name="T27" style:family="text">
      <style:text-properties fo:font-variant="normal" fo:text-transform="none" fo:color="#222222" style:text-line-through-style="none" style:text-line-through-type="none" style:text-underline-style="none" fo:font-weight="normal" style:text-blinking="false" fo:background-color="#ffffff" loext:char-shading-value="0"/>
    </style:style>
    <style:style style:name="T28" style:family="text">
      <style:text-properties fo:font-variant="normal" fo:text-transform="none" fo:color="#222222" style:text-line-through-style="none" style:text-line-through-type="none" style:text-underline-style="none" fo:font-weight="normal" style:text-blinking="false" fo:background-color="transparent" loext:char-shading-value="0"/>
    </style:style>
    <style:style style:name="T29" style:family="text">
      <style:text-properties fo:font-variant="normal" fo:text-transform="none" fo:color="#5f5db7" style:text-line-through-style="none" style:text-line-through-type="none" style:font-name="Arial" fo:font-size="10.5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30" style:family="text">
      <style:text-properties fo:font-variant="normal" fo:text-transform="none" fo:color="#5f5db7" style:text-line-through-style="none" style:text-line-through-type="none" style:font-name="Arial" fo:font-size="10.5pt" fo:font-style="normal" style:text-underline-style="solid" style:text-underline-width="auto" style:text-underline-color="font-color" fo:font-weight="normal" style:text-blinking="false" fo:background-color="#ffffff" loext:char-shading-value="0"/>
    </style:style>
    <style:style style:name="T31" style:family="text">
      <style:text-properties fo:font-variant="normal" fo:text-transform="none" fo:color="#5f5db7" style:text-line-through-style="none" style:text-line-through-type="none" style:font-name="Arial" fo:font-size="10.5pt" fo:font-style="normal" style:text-underline-style="solid" style:text-underline-width="auto" style:text-underline-color="font-color" fo:font-weight="bold" style:text-blinking="false" fo:background-color="#ffffff" loext:char-shading-value="0"/>
    </style:style>
    <style:style style:name="T32" style:family="text">
      <style:text-properties fo:font-variant="normal" fo:text-transform="none" fo:color="#5f5db7" style:text-line-through-style="none" style:text-line-through-type="none" style:font-name="Arial" fo:font-size="6.30000019073486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33" style:family="text">
      <style:text-properties fo:font-variant="normal" fo:text-transform="none" fo:color="#008000" style:text-line-through-style="none" style:text-line-through-type="none" style:font-name="Arial" fo:font-size="10.5pt" fo:font-style="normal" style:text-underline-style="none" style:text-blinking="false" fo:background-color="#ffffff" loext:char-shading-value="0"/>
    </style:style>
    <style:style style:name="T34" style:family="text">
      <style:text-properties fo:font-variant="normal" fo:text-transform="none" fo:color="#8b4513" style:text-line-through-style="none" style:text-line-through-type="none" style:text-underline-style="none" style:text-blinking="false" fo:background-color="#ffffff" loext:char-shading-value="0"/>
    </style:style>
    <style:style style:name="T35" style:family="text">
      <style:text-properties fo:font-variant="normal" fo:text-transform="none" fo:color="#444444" style:text-line-through-style="none" style:text-line-through-type="none" style:font-name="Arial" fo:font-size="12pt" fo:font-style="normal" style:text-underline-style="none" style:text-blinking="false" fo:background-color="#ffffff" loext:char-shading-value="0"/>
    </style:style>
    <style:style style:name="T36" style:family="text">
      <style:text-properties fo:font-variant="normal" fo:text-transform="none" fo:color="#444444" style:text-line-through-style="none" style:text-line-through-type="none" style:text-underline-style="none" style:text-blinking="false" fo:background-color="#ffffff" loext:char-shading-value="0"/>
    </style:style>
    <style:style style:name="T37" style:family="text">
      <style:text-properties fo:font-variant="normal" fo:text-transform="none" fo:color="#444444" style:text-line-through-style="none" style:text-line-through-type="none" style:font-name="Trebuchet MS" fo:font-size="10.5pt" fo:font-style="normal" style:text-underline-style="none" style:text-blinking="false" fo:background-color="#f5f5f5" loext:char-shading-value="0"/>
    </style:style>
    <style:style style:name="T38" style:family="text">
      <style:text-properties fo:font-variant="normal" fo:text-transform="none" fo:color="#202020" style:text-line-through-style="none" style:text-line-through-type="none" style:font-name="Arial" fo:font-size="11pt" fo:font-style="normal" style:text-underline-style="none" style:text-blinking="false" fo:background-color="#ffffff" loext:char-shading-value="0"/>
    </style:style>
    <style:style style:name="T39" style:family="text">
      <style:text-properties fo:font-variant="normal" fo:text-transform="none" fo:color="#0b0080" style:text-line-through-style="none" style:text-line-through-type="none" style:font-name="Arial" fo:font-size="10.5pt" fo:font-style="normal" style:text-underline-style="solid" style:text-underline-width="auto" style:text-underline-color="font-color" fo:font-weight="normal" style:text-blinking="false" fo:background-color="#ffffff" loext:char-shading-value="0"/>
    </style:style>
    <style:style style:name="T40" style:family="text">
      <style:text-properties fo:font-variant="normal" fo:text-transform="none" fo:color="#0b0080" style:text-line-through-style="none" style:text-line-through-type="none" style:font-name="Arial" fo:font-size="10.5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41" style:family="text">
      <style:text-properties fo:font-variant="normal" fo:text-transform="none" fo:color="#0b0080" style:text-line-through-style="none" style:text-line-through-type="none" style:font-name="Arial" fo:font-size="10.5pt" fo:font-style="normal" style:text-underline-style="solid" style:text-underline-width="auto" style:text-underline-color="font-color" fo:font-weight="bold" style:text-blinking="false" fo:background-color="#ffffff" loext:char-shading-value="0"/>
    </style:style>
    <style:style style:name="T42" style:family="text">
      <style:text-properties fo:font-variant="normal" fo:text-transform="none" fo:color="#663366" style:text-line-through-style="none" style:text-line-through-type="none" style:font-name="Times New Roman" fo:font-size="11pt" fo:font-style="normal" style:text-underline-style="solid" style:text-underline-width="auto" style:text-underline-color="font-color" fo:font-weight="normal" style:text-blinking="false" fo:background-color="#ffffff" loext:char-shading-value="0"/>
    </style:style>
    <style:style style:name="T43" style:family="text">
      <style:text-properties fo:font-variant="normal" fo:text-transform="none" fo:color="#333333" style:text-line-through-style="none" style:text-line-through-type="none" style:font-name="Arial" fo:font-size="11pt" fo:font-style="normal" style:text-underline-style="none" style:text-blinking="false" fo:background-color="#ffffff" loext:char-shading-value="0"/>
    </style:style>
    <style:style style:name="T44" style:family="text">
      <style:text-properties fo:font-variant="normal" fo:text-transform="none" fo:color="#333333" style:text-line-through-style="none" style:text-line-through-type="none" style:font-name="Arial" fo:font-size="10.5pt" fo:font-style="normal" style:text-underline-style="none" fo:font-weight="normal" style:text-blinking="false" fo:background-color="#ffffff" loext:char-shading-value="0"/>
    </style:style>
    <style:style style:name="T45" style:family="text">
      <style:text-properties fo:font-variant="normal" fo:text-transform="none" fo:color="#333333" style:text-line-through-style="none" style:text-line-through-type="none" style:text-underline-style="none" style:text-blinking="false" fo:background-color="#ffffff" loext:char-shading-value="0"/>
    </style:style>
    <style:style style:name="T46" style:family="text">
      <style:text-properties fo:font-variant="normal" fo:text-transform="none" fo:color="#333333" style:text-line-through-style="none" style:text-line-through-type="none" style:text-underline-style="none" fo:font-weight="normal" style:text-blinking="false" fo:background-color="#ffffff" loext:char-shading-value="0"/>
    </style:style>
    <style:style style:name="T47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48" style:family="text">
      <style:text-properties fo:font-variant="normal" fo:text-transform="none" fo:color="#1155cc" style:text-line-through-style="none" style:text-line-through-type="none" style:font-name="Arial" fo:font-size="6.59999990463257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49" style:family="text">
      <style:text-properties fo:background-color="#ffffff" loext:char-shading-value="0"/>
    </style:style>
    <style:style style:name="T50" style:family="text">
      <style:text-properties fo:font-style="italic" fo:background-color="#ffffff" loext:char-shading-value="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fcbcfb7e-7fff-e3b7-7211-e211a38709dc"/><text:span text:style-name="T3">Политика </text:span><text:span text:style-name="T1">-</text:span></text:p>
      <text:p text:style-name="P3">Понятие, включающее в себя деятельность органов государственной власти и государственного управления, а также вопросы и события общественной жизни, связанные с функционированием государства.</text:p>
      <text:p text:style-name="Text_20_body"/>
      <text:list xml:id="list2225258143059908758" text:style-name="L1">
        <text:list-item>
          <text:p text:style-name="P14">Деятельность государственной власти, партии или общественной группы в области внутригосударственных или внешних отношений, определяемая интересами этой власти, партии, группы.</text:p>
        </text:list-item>
        <text:list-item>
          <text:p text:style-name="P14">Вопросы и события общественной, государственной жизни.</text:p>
        </text:list-item>
      </text:list>
      <text:p text:style-name="Text_20_body"/>
      <text:p text:style-name="P2"><text:span text:style-name="T3">Власть </text:span><text:span text:style-name="T1">- </text:span></text:p>
      <text:list xml:id="list1745096740765526991" text:style-name="L2">
        <text:list-item>
          <text:p text:style-name="P16">в общем смысле способность и возможность оказывать определяющее воздействие на деятельность, поведение людей с помощью каких-либо средств - воли, авторитета, права, насилия (родительская власть, государственная, экономическая и другая)</text:p>
        </text:list-item>
        <text:list-item>
          <text:p text:style-name="P16">политическое господство, система государственных органов, высший распорядительный и исполнительный орган в стране, регламентирующий жизнь общества.</text:p>
        </text:list-item>
      </text:list>
      <text:p text:style-name="Text_20_body"/>
      <text:p text:style-name="P2"><text:span text:style-name="T3">Государство </text:span><text:span text:style-name="T1">- </text:span></text:p>
      <text:list xml:id="list641284906199060721" text:style-name="L3">
        <text:list-item>
          <text:p text:style-name="P17">Особая организация общества, объединённого общими социальными, культурными интересами, занимающая определённую территорию, имеющая собственную систему управления, систему безопасности и обладающая внутренним и внешним суверенитетом. (в широком смысле государство как страна)</text:p>
        </text:list-item>
        <text:list-item>
          <text:p text:style-name="P20">В узком смысле государство понимается как один из институтов политической системы, обладающий верховной властью в обществе, т.е. это особая организация политической власти, которая располагает специальным аппаратом (механизмом) управления обществом для обеспечения его нормальной деятельности.</text:p>
        </text:list-item>
      </text:list>
      <text:p text:style-name="Text_20_body"/>
      <text:p text:style-name="P4">Функции политологии</text:p>
      <text:p text:style-name="P2"><text:span text:style-name="T5">Функция (от лат.</text:span><text:span text:style-name="T13"> </text:span><text:span text:style-name="T5">functio</text:span><text:span text:style-name="T13"> </text:span><text:span text:style-name="T5">- исполнение) -  назначение, обязанность. Следовательно, функция политологии — исследовать закономерности функционирования политической системы общества и ее отдельных подсистем.</text:span></text:p>
      <text:p text:style-name="Text_20_body"/>
      <text:p text:style-name="P5">Основными функциями политологии являются:</text:p>
      <text:list xml:id="list2677986969792382716" text:style-name="L4">
        <text:list-item>
          <text:p text:style-name="P25"><text:span text:style-name="T50">познавательная</text:span><text:span text:style-name="T49"> - определенный способ познания (изучения) природы политического, структуры и содержания политической системы общества и закономерностей ее функционирования;</text:span></text:p>
        </text:list-item>
        <text:list-item>
          <text:p text:style-name="P25"><text:span text:style-name="T50">диагностическая</text:span><text:span text:style-name="T49"> - анализ (мониторинг) социальной (политической) реальности с целью выявления потенциальных противоречий и конфликтов;</text:span></text:p>
        </text:list-item>
        <text:list-item>
          <text:p text:style-name="P25"><text:soft-page-break/><text:span text:style-name="T50">прогностическая</text:span><text:span text:style-name="T49"> - выработка научно обоснованных прогнозов о тенденциях (перспективах) развития политической системы и предупреждения возможных негативных явлений;</text:span></text:p>
        </text:list-item>
        <text:list-item>
          <text:p text:style-name="P25"><text:span text:style-name="T50">организационно-технологическая </text:span><text:span text:style-name="T49">- создание политических технологий и организационных структур, определяющих порядок и правила функционирования политической сферы общества;</text:span></text:p>
        </text:list-item>
        <text:list-item>
          <text:p text:style-name="P25"><text:span text:style-name="T50">управленческая</text:span><text:span text:style-name="T49"> - использование политологических исследований для разработки и принятия управленческих решений;</text:span></text:p>
        </text:list-item>
        <text:list-item>
          <text:p text:style-name="P25"><text:span text:style-name="T50">инструментальная </text:span><text:span text:style-name="T49">- совершенствование имеющихся и разработка новых методов исследования политической реальности;</text:span></text:p>
        </text:list-item>
        <text:list-item>
          <text:p text:style-name="P25"><text:span text:style-name="T50">идеологическая</text:span><text:span text:style-name="T49"> - использование политологических знаний и результатов исследования в интересах общества, социальной общности, правящего класса;</text:span></text:p>
        </text:list-item>
        <text:list-item>
          <text:p text:style-name="P25"><text:span text:style-name="T50">прагматическая (прикладная)</text:span><text:span text:style-name="T49"> - использование теоретических и прикладных методов политологии для решения возникающих в обществе проблем и противоречий.</text:span></text:p>
        </text:list-item>
      </text:list>
      <text:p text:style-name="Text_20_body"/>
      <text:p text:style-name="P2"><text:span text:style-name="T3">Революция </text:span><text:span text:style-name="T1">-</text:span></text:p>
      <text:list xml:id="list6222414603652711403" text:style-name="L5">
        <text:list-item>
          <text:p text:style-name="P15">Коренной и резкий переворот в общественно-политических отношениях, насильственым путём приводящий к смене общественного строя.</text:p>
        </text:list-item>
        <text:list-item>
          <text:p text:style-name="P15">Коренной переворот в какой-н. области жизни, науки, производства.</text:p>
        </text:list-item>
      </text:list>
      <text:p text:style-name="Text_20_body"/>
      <text:p text:style-name="P2"><text:span text:style-name="T3">Эволюция </text:span><text:span text:style-name="T1">-</text:span></text:p>
      <text:p text:style-name="P7">Развитие, процесс постепенного непрерывного количественного изменения кого-чего-н., подготавливающий качественные изменения.</text:p>
      <text:p text:style-name="Text_20_body"/>
      <text:p text:style-name="P2"><text:span text:style-name="T3">Цивилизация </text:span><text:span text:style-name="T1">-</text:span></text:p>
      <text:list xml:id="list7265669935504508814" text:style-name="L6">
        <text:list-item>
          <text:p text:style-name="P18">Совокупность материальных и духовных достижений общества в его историческом развитии, уровень общественного развития и материальной культуры, достигнутый в том или ином обществе; </text:p>
        </text:list-item>
        <text:list-item>
          <text:p text:style-name="P18">Степень и характер развития культуры определенных эпох и народов.</text:p>
        </text:list-item>
        <text:list-item>
          <text:p text:style-name="P18">Длительно существующее, самодостаточное сообщество стран и народов, своеобразие которого обусловлено социокультурными причинами.</text:p>
        </text:list-item>
      </text:list>
      <text:p text:style-name="Text_20_body"/>
      <text:p text:style-name="P2"><text:span text:style-name="T3">Менталитет </text:span><text:span text:style-name="T1">-</text:span></text:p>
      <text:list xml:id="list5680383992453745043" text:style-name="L7">
        <text:list-item>
          <text:p text:style-name="P24">Способ мышления, склад ума, мировосприятия; </text:p>
        </text:list-item>
        <text:list-item>
          <text:p text:style-name="P24">Умонастроение народа, общественной группы, личности</text:p>
        </text:list-item>
        <text:list-item>
          <text:p text:style-name="P24">Совокупность умственных, эмоциональных, культурных особенностей, ценностных ориентаций и установок, присущих социальной или этнической группе, нации, народу, народности. </text:p>
        </text:list-item>
      </text:list>
      <text:p text:style-name="Text_20_body"/>
      <text:p text:style-name="P2"><text:span text:style-name="T3">Политический режим </text:span><text:span text:style-name="T1">-</text:span></text:p>
      <text:p text:style-name="P7"><text:soft-page-break/>Совокупность средств и методов осуществления политической власти. </text:p>
      <text:p text:style-name="Text_20_body"/>
      <text:p text:style-name="P8">Политический режим дает представление о сущности государственной власти, установившейся в стране в определенный период ее истории. Поэтому не столь важна структура политической системы или государства, сколько способы взаимодействия общества и государства, объем прав и свобод человека, способы формирования политических институтов, стиль и методы политического управления.</text:p>
      <text:p text:style-name="Text_20_body"/>
      <text:p text:style-name="P8">Важными характеристиками политического режима являются принципы организации институтов власти, намечаемые политические цели, способы и методы их достижения. </text:p>
      <text:p text:style-name="Text_20_body"/>
      <text:p text:style-name="P8">На характер политического режима значительное влияние оказывают исторические традиции народа и уровень политической культуры общества.</text:p>
      <text:p text:style-name="Text_20_body"/>
      <text:p text:style-name="P2"><text:span text:style-name="T17">Три основные формы политических режимов:</text:span><text:span text:style-name="T26"> </text:span><text:span text:style-name="T17">тоталитарный, авторитарный и демократический.</text:span></text:p>
      <text:p text:style-name="Text_20_body"/>
      <text:p text:style-name="P2"><text:span text:style-name="T3">Политическая система </text:span><text:span text:style-name="T1">-</text:span></text:p>
      <text:p text:style-name="P3">(Политическая организация общества)</text:p>
      <text:list xml:id="list2923270120037314481" text:style-name="L8">
        <text:list-item>
          <text:p text:style-name="P19">организованная на единой нормативно-ценностной основе совокупность взаимодействий политических субъектов, связанных с осуществлением власти и управлением обществом.</text:p>
        </text:list-item>
        <text:list-item>
          <text:p text:style-name="P21">Упорядоченная совокупность норм, институтов, организаций, идей, а также отношений и взаимодействий между ними, в ходе которых реализуется политическая власть.</text:p>
        </text:list-item>
        <text:list-item>
          <text:p text:style-name="P21">Комплекс государственных и негосударственных институтов, осуществляющих политические функции, то есть деятельность, связанную с функционированием государственной власти.</text:p>
        </text:list-item>
      </text:list>
      <text:p text:style-name="Text_20_body"/>
      <text:p text:style-name="P27">Политическая система характеризуется:</text:p>
      <text:list xml:id="list7229249210330186298" text:style-name="L9">
        <text:list-item>
          <text:p text:style-name="P30">политической идеологией;</text:p>
        </text:list-item>
        <text:list-item>
          <text:p text:style-name="P28">политической культурой;</text:p>
        </text:list-item>
        <text:list-item>
          <text:p text:style-name="P32">политическими нормами, традициями и обычаями.</text:p>
        </text:list-item>
      </text:list>
      <text:p text:style-name="P35">Политическая система осуществляет следующие функции:</text:p>
      <text:list xml:id="list173394949961825507" text:style-name="L10">
        <text:list-item>
          <text:p text:style-name="P31"><text:span text:style-name="T50">конверсии</text:span><text:span text:style-name="T49">, то есть преобразования общественных требований в политические решения;</text:span></text:p>
        </text:list-item>
        <text:list-item>
          <text:p text:style-name="P29"><text:span text:style-name="T50">адаптации</text:span><text:span text:style-name="T49">, то есть приспособления политической системы к изменяющимся условиям общественной жизни;</text:span></text:p>
        </text:list-item>
        <text:list-item>
          <text:p text:style-name="P29"><text:span text:style-name="T50">мобилизации людских и материальных ресурсов</text:span><text:span text:style-name="T49"> (денежных средств, избирателей и т.д.) для достижения политических целей.</text:span></text:p>
        </text:list-item>
        <text:list-item>
          <text:p text:style-name="P29"><text:soft-page-break/><text:span text:style-name="T50">охранительная функция</text:span><text:span text:style-name="T49"> — защита общественно-политического строя, его исходных базовых ценностей и принципов;</text:span></text:p>
        </text:list-item>
        <text:list-item>
          <text:p text:style-name="P29"><text:span text:style-name="T50">внешнеполитическая </text:span><text:span text:style-name="T49">— установление и развитие взаимовыгодных отношений с другими государствами;</text:span></text:p>
        </text:list-item>
        <text:list-item>
          <text:p text:style-name="P29"><text:span text:style-name="T50">консолидирующая </text:span><text:span text:style-name="T49">— согласование коллективных интересов и требований различных социальных групп;</text:span></text:p>
        </text:list-item>
        <text:list-item>
          <text:p text:style-name="P33"><text:span text:style-name="T50">распределительная</text:span><text:span text:style-name="T49"> — создание и распределение материальных и духовных ценностей;</text:span></text:p>
        </text:list-item>
      </text:list>
      <text:p text:style-name="P34"/>
      <text:p text:style-name="P2"><text:span text:style-name="T3">Федерация -<text:line-break/></text:span><text:span text:style-name="T24">Государство, состоящее из объединившихся в единое государственное целое отдельных самостоятельных государств.</text:span></text:p>
      <text:p text:style-name="P7">Союз отдельных обществ, организаций.</text:p>
      <text:p text:style-name="P4">Конфедерация - </text:p>
      <text:p text:style-name="P2"><text:span text:style-name="T24">Объединение, союз каких-н. общественных организаций, а также государств.<text:line-break/><text:line-break/>союз суверенных государств, созданный для осуществления конкретных совместных целей или действий.</text:span></text:p>
      <text:p text:style-name="Text_20_body"/>
      <text:p text:style-name="P4">Экстремизм -</text:p>
      <text:p text:style-name="P7">приверженность крайним взглядам, методам действий. Экстремизму подвержены как отдельные люди, так и организации, преимущественно политические. Среди политических экстремистских действий можно отметить провокацию беспорядков, террористические акции, ведение партизанской войны.</text:p>
      <text:p text:style-name="Text_20_body"/>
      <text:p text:style-name="P4">Гражданство - </text:p>
      <text:p text:style-name="P7">правовая связь физического лица и государства, выражающаяся в совокупности их взаимных прав, обязанностей и ответственности</text:p>
      <text:p text:style-name="Text_20_body"/>
      <text:p text:style-name="P2"><text:span text:style-name="T3">Социализм -<text:line-break/></text:span><text:span text:style-name="T24">Государственный и общественный строй, основой производственных отношений к-рого является общественная собственность на средства производства и при к-ром осуществляется принцип: от каждого по его способностям, каждому по его труду.<text:line-break/><text:line-break/>доктрина, полагающая целью и идеалом социальную справедливость, свободу и равенство. Под социализмом также понимают общественный строй, воплощающий эти принципы.</text:span></text:p>
      <text:p text:style-name="Text_20_body"/>
      <text:p text:style-name="P2"><text:soft-page-break/><text:span text:style-name="T3">Муниципалитет -<text:line-break/></text:span><text:span text:style-name="T24">самоуправляемая административно-территориальная единица с чётко определённой территорией и проживающим на этой территории населением.</text:span></text:p>
      <text:p text:style-name="Text_20_body"/>
      <text:p text:style-name="P2"><text:span text:style-name="T3">Идеология -<text:line-break/></text:span><text:span text:style-name="T2">Система взглядов и идей, мировоззрение.</text:span></text:p>
      <text:p text:style-name="Text_20_body"/>
      <text:p text:style-name="P13"><text:a xlink:type="simple" xlink:href="https://ru.wikipedia.org/wiki/Совокупность" text:style-name="Internet_20_link" text:visited-style-name="Visited_20_Internet_20_Link"><text:span text:style-name="T6">совокупность</text:span></text:a><text:span text:style-name="T15"> </text:span><text:a xlink:type="simple" xlink:href="https://ru.wikipedia.org/wiki/Система" text:style-name="Internet_20_link" text:visited-style-name="Visited_20_Internet_20_Link"><text:span text:style-name="T6">системных</text:span></text:a><text:span text:style-name="T15"> </text:span><text:span text:style-name="T6">упорядоченных взглядов, выражающая интересы различных </text:span><text:a xlink:type="simple" xlink:href="https://ru.wikipedia.org/wiki/Социальный_класс" text:style-name="Internet_20_link" text:visited-style-name="Visited_20_Internet_20_Link">социальных классов</text:a><text:span text:style-name="T15"> </text:span><text:span text:style-name="T6">и других социальных групп, на основе которой осознаются и оцениваются отношения людей и их общностей к социальной </text:span><text:a xlink:type="simple" xlink:href="https://ru.wikipedia.org/wiki/Действительность" text:style-name="Internet_20_link" text:visited-style-name="Visited_20_Internet_20_Link">действительности</text:a><text:span text:style-name="T15"> </text:span><text:span text:style-name="T6">в целом и друг к другу и либо признаются установленные формы господства и власти (консервативные идеологии), либо обосновывается необходимость их преобразования и преодоления (радикальные и революционные идеологии).</text:span></text:p>
      <text:p text:style-name="Text_20_body"/>
      <text:p text:style-name="P4">Политическая культура - </text:p>
      <text:p text:style-name="P7">часть общей культуры и наследования, включающая исторический опыт, память о социальных и политических событиях, политические ценности, ориентации и навыки, непосредственно влияющие на политическое поведение.</text:p>
      <text:p text:style-name="Text_20_body"/>
      <text:p text:style-name="P2"><text:span text:style-name="T3">Суверенитет -<text:line-break/></text:span><text:span text:style-name="T24">независимость государства во внешних делах и верховенство государственной власти во внутренних делах. </text:span></text:p>
      <text:p text:style-name="Text_20_body"/>
      <text:p text:style-name="P2"><text:span text:style-name="T3">Политическая партия - </text:span><text:span text:style-name="T24">объединённая группа людей, непосредственно ставящая перед собой задачи овладеть политической властью в государстве или принять в ней участие через своих представителей в органах государственной власти и местного самоуправления.</text:span></text:p>
      <text:p text:style-name="Text_20_body"/>
      <text:p text:style-name="P4">Общественное движение -</text:p>
      <text:p text:style-name="P7">тип коллективных действий или объединений, внимание которых сосредоточено на конкретных политических или социальных проблемах. Общественным движением называют также организованные коллективные усилия, которые способствуют или препятствуют, вплоть до отмены, социальным изменениям.</text:p>
      <text:p text:style-name="Text_20_body"/>
      <text:p text:style-name="P13"><text:span text:style-name="T3">Толерантность </text:span><text:span text:style-name="T8">- </text:span><text:span text:style-name="T7">(от </text:span><text:a xlink:type="simple" xlink:href="https://biograf.academic.ru/dic.nsf/ruwiki/6165" text:style-name="Internet_20_link" text:visited-style-name="Visited_20_Internet_20_Link"><text:span text:style-name="T29">лат.</text:span></text:a><text:span text:style-name="T16"> </text:span><text:span text:style-name="T11">tolerantia</text:span><text:span text:style-name="T16"> — </text:span><text:span text:style-name="T7">терпение) — </text:span><text:a xlink:type="simple" xlink:href="https://biograf.academic.ru/dic.nsf/ruwiki/11" text:style-name="Internet_20_link" text:visited-style-name="Visited_20_Internet_20_Link"><text:span text:style-name="T29">социологический</text:span></text:a><text:span text:style-name="T16"> </text:span><text:span text:style-name="T7">термин, обозначающий </text:span><text:a xlink:type="simple" xlink:href="https://biograf.academic.ru/dic.nsf/ruwiki/93181" text:style-name="Internet_20_link" text:visited-style-name="Visited_20_Internet_20_Link"><text:span text:style-name="T29">терпимость</text:span></text:a><text:span text:style-name="T16"> </text:span><text:span text:style-name="T7">к иному </text:span><text:a xlink:type="simple" xlink:href="https://biograf.academic.ru/dic.nsf/ruwiki/24625" text:style-name="Internet_20_link" text:visited-style-name="Visited_20_Internet_20_Link"><text:span text:style-name="T29">мировоззрению</text:span></text:a><text:span text:style-name="T7">, </text:span><text:a xlink:type="simple" xlink:href="https://biograf.academic.ru/dic.nsf/ruwiki/213419" text:style-name="Internet_20_link" text:visited-style-name="Visited_20_Internet_20_Link"><text:span text:style-name="T29">образу жизни</text:span></text:a><text:span text:style-name="T7">, поведению и </text:span><text:a xlink:type="simple" xlink:href="https://biograf.academic.ru/dic.nsf/ruwiki/16348" text:style-name="Internet_20_link" text:visited-style-name="Visited_20_Internet_20_Link"><text:span text:style-name="T29">обычаям</text:span></text:a><text:span text:style-name="T7">. Толерантность не равносильна безразличию. Она не означает также принятия иного мировоззрения или образа жизни, она заключается в предоставлении другим права жить в соответствии с собственным мировоззрением. В то же время толерантность не должна предоставлять другим права быть нетолерантными.</text:span></text:p>
      <text:p text:style-name="Text_20_body"><text:soft-page-break/></text:p>
      <text:p text:style-name="P36"><text:span text:style-name="T7">Толерантность означает уважение, принятие и правильное понимание других культур, способов самовыражения и проявления человеческой индивидуальности. Под толерантностью не подразумевается уступка, снисхождение или потворство. Проявление толерантности также не означает терпимости к социальной несправедливости, отказа от своих убеждений или уступки чужим убеждениям, а также навязывания своих убеждений другим людям.</text:span><text:a xlink:type="simple" xlink:href="https://biograf.academic.ru/dic.nsf/ruwiki/58630#cite_note-2" text:style-name="Internet_20_link" text:visited-style-name="Visited_20_Internet_20_Link"><text:span text:style-name="T32">[2]</text:span></text:a></text:p>
      <text:p text:style-name="P36"><text:span text:style-name="T7">В </text:span><text:a xlink:type="simple" xlink:href="https://biograf.academic.ru/dic.nsf/ruwiki/11" text:style-name="Internet_20_link" text:visited-style-name="Visited_20_Internet_20_Link"><text:span text:style-name="T29">социологии</text:span></text:a><text:span text:style-name="T16"> </text:span><text:span text:style-name="T7">под толерантностью понимают признание и принятие другого человека или сообщества, уважительное отношение к его взглядам, образу жизни, вероисповеданию, национальности. Толерантное отношение рассматривается как социальная ценность, обеспечивающая права человека, свободу и безопасность. Формирование данного понятия часто связывают с гуманистическими идеалами.</text:span></text:p>
      <text:p text:style-name="Text_20_body"/>
      <text:p text:style-name="P2"><text:span text:style-name="T3">Коллизия </text:span><text:span text:style-name="T1">- </text:span><text:span text:style-name="T5">(лат. </text:span><text:span text:style-name="T33">collisio</text:span><text:span text:style-name="T5">, от </text:span><text:span text:style-name="T33">colligere</text:span><text:span text:style-name="T13"> </text:span><text:span text:style-name="T5">- столкнуться) Столкновение различных сил, чувств, взглядов, непосредственно предшествующее борьбе.</text:span></text:p>
      <text:p text:style-name="P2"><text:span text:style-name="T9">КОЛЛИЗИЯ</text:span><text:span text:style-name="T13"> </text:span><text:span text:style-name="T5">-</text:span><text:span text:style-name="T34"> </text:span><text:span text:style-name="T5">[лат. </text:span><text:span text:style-name="T33">collisio</text:span><text:span text:style-name="T5">] - острое столкновение противоположных взглядов, стремлений, интересов, а также отражение таких жизненных конфликтов в художественном произведении.</text:span></text:p>
      <text:p text:style-name="P2"><text:span text:style-name="T9">КОЛЛИЗИЯ </text:span><text:span text:style-name="T5">- </text:span><text:span text:style-name="T10">юр.</text:span><text:span text:style-name="T13"> </text:span><text:span text:style-name="T5">расхождение между отдельными законами одного государства или противоречие законов, судебных решений различных государств.</text:span></text:p>
      <text:p text:style-name="Text_20_body"/>
      <text:p text:style-name="P2"><text:span text:style-name="T3">Фашизм </text:span><text:span text:style-name="T1">- </text:span><text:span text:style-name="T10">(ит. fascismo от fas-cio - пучок, связка, объединение)</text:span></text:p>
      <text:p text:style-name="P6">идеология, политическое движение и социальная практика, которые характеризуются следующими признаками и чертами: обоснование по расовому признаку превосходства и исключительности одной нации, провозглашаемой в силу этого господствующей: нетерпимость и дискриминация по отношению к другим"чужеродным", "враждебным" нациям и национальным меньшинствам;</text:p>
      <text:p text:style-name="P6">отрицание демократии и прав человека; насаждение режима, основанного на принципах тоталитарно-корпоративной государственности, однопартийности и вождизма: утверждение насилия и террора в целях подавления политического противника и любых форм инакомыслия; милитаризация общества, создание военизированных формирований и оправдание войны как средства решения межгосударственных проблем.</text:p>
      <text:p text:style-name="Text_20_body"/>
      <text:p text:style-name="P2"><text:span text:style-name="T3">Цинизм</text:span><text:span text:style-name="T36"> </text:span><text:span text:style-name="T35">(от латинского «Cynismus» и от древнегреческого кинический) – явление, связанное с прямолинейной и откровенно пренебрежительной позицией по отношению к социальным моральным нормам, сознательным и нарочито-подчеркнутым поведением, направленным на попрание, презрение и отрицание моральных устоев общества и сложившихся культурных традиций.</text:span></text:p>
      <text:p text:style-name="Text_20_body"/>
      <text:p text:style-name="P2"><text:span text:style-name="T3">Ксенофобия - </text:span><text:span text:style-name="T38">это навязчивый страх перед незнакомыми лицами; ненависть, нетерпимость к кому-либо или чему-либо чужому, незнакомому, непривычному. </text:span></text:p>
      <text:p text:style-name="P9"><text:soft-page-break/>Ксенофобией называют также любую неприязнь по отношению к инородному объекту, будь-то историческое наследие другого этноса или традиции не родной культурной группы.</text:p>
      <text:p text:style-name="P13"><text:span text:style-name="T18">Ксенофо́бия (от </text:span><text:a xlink:type="simple" xlink:href="https://ru.wikipedia.org/wiki/Греческий_язык" text:style-name="Internet_20_link" text:visited-style-name="Visited_20_Internet_20_Link"><text:span text:style-name="T39">греч.</text:span></text:a><text:span text:style-name="T27"> </text:span><text:a xlink:type="simple" xlink:href="https://ru.wiktionary.org/wiki/ξένος" text:style-name="Internet_20_link" text:visited-style-name="Visited_20_Internet_20_Link"><text:span text:style-name="T42">ξένος</text:span></text:a><text:span text:style-name="T27"> </text:span><text:span text:style-name="T18">«чужой» + </text:span><text:a xlink:type="simple" xlink:href="https://ru.wiktionary.org/wiki/φόβος" text:style-name="Internet_20_link" text:visited-style-name="Visited_20_Internet_20_Link"><text:span text:style-name="T42">φόβος</text:span></text:a><text:span text:style-name="T27"> </text:span><text:span text:style-name="T18">«страх») — неприязнь к кому-либо или чему-либо чужому; восприятие чужого как неприятного. Возведенная в ранг </text:span><text:a xlink:type="simple" xlink:href="https://ru.wikipedia.org/wiki/Мировоззрение" text:style-name="Internet_20_link" text:visited-style-name="Visited_20_Internet_20_Link"><text:span text:style-name="T39">мировоззрения</text:span></text:a><text:span text:style-name="T18">, может стать причиной вражды по принципу национального, религиозного или социального деления людей.</text:span></text:p>
      <text:p text:style-name="Text_20_body"/>
      <text:p text:style-name="P2"><text:span text:style-name="T3">Референдум - </text:span><text:span text:style-name="T5">это всенародное голосование в какой-либо стране мира, на котором решаются важные вопросы государственной жизни. Обычно на референдум выносятся вопросы, ответом к которым являются слова "да" "нет","согласен" "не согласен", "поддерживаю" " не поддерживаю" и другие.</text:span></text:p>
      <text:p text:style-name="P2"><text:span text:style-name="T43">Рефере́ндум</text:span><text:span text:style-name="T45"> </text:span><text:span text:style-name="T43">(лат. referendum) — форма непосредственного волеизъявления граждан, выражающаяся в голосовании по наиболее значимым вопросам общегосударственного, регионального или местного значения.</text:span></text:p>
      <text:p text:style-name="Text_20_body"/>
      <text:p text:style-name="P2"><text:span text:style-name="T3">Волюнтаризм - </text:span><text:span text:style-name="T43">философская концепция, рассматривающая волю как высший принцип и движущую силу бытия.</text:span></text:p>
      <text:p text:style-name="P13"><text:span text:style-name="T20">Волюнтаризм</text:span><text:span text:style-name="T27"> </text:span><text:span text:style-name="T18">(от </text:span><text:a xlink:type="simple" xlink:href="https://ru.wikipedia.org/wiki/Английский_язык" text:style-name="Internet_20_link" text:visited-style-name="Visited_20_Internet_20_Link"><text:span text:style-name="T39">англ.</text:span></text:a><text:span text:style-name="T27"> </text:span><text:span text:style-name="T21">voluntary – добровольный</text:span><text:span text:style-name="T18">) — это </text:span><text:a xlink:type="simple" xlink:href="https://ru.wikipedia.org/wiki/Политика" text:style-name="Internet_20_link" text:visited-style-name="Visited_20_Internet_20_Link"><text:span text:style-name="T39">политическая</text:span></text:a><text:span text:style-name="T27"> </text:span><text:span text:style-name="T18">позиция, согласно которой все формы человеческого объединения должны быть добровольными настолько, насколько это возможно. Как следствие, волюнтаризм выступает против инициирования какого-либо агрессивного насилия или принуждения, что заложено в </text:span><text:a xlink:type="simple" xlink:href="https://ru.wikipedia.org/wiki/Принцип_ненападения" text:style-name="Internet_20_link" text:visited-style-name="Visited_20_Internet_20_Link"><text:span text:style-name="T39">принципе ненападения</text:span></text:a><text:span text:style-name="T18">.</text:span></text:p>
      <text:p text:style-name="Text_20_body"/>
      <text:p text:style-name="P2"><text:span text:style-name="T3">Анархизм </text:span><text:span text:style-name="T45">— </text:span><text:span text:style-name="T43">система взглядов, идеалом которой является отсутствие любого принудительного управления и власти человека над человеком.</text:span></text:p>
      <text:p text:style-name="P13"><text:a xlink:type="simple" xlink:href="https://dic.academic.ru/dic.nsf/politology/357/Анархизм" text:style-name="Internet_20_link" text:visited-style-name="Visited_20_Internet_20_Link"><text:span text:style-name="T31">Анархизм</text:span></text:a><text:span text:style-name="T46"> — </text:span><text:span text:style-name="T44">(anarchism) Общественно политическое течение, согласно которому общество может и должнобыть организовано без участия государства как органа принуждения.</text:span></text:p>
      <text:p text:style-name="P13"><text:a xlink:type="simple" xlink:href="https://dic.academic.ru/dic.nsf/dic_fwords/4116/АНАРХИЗМ" text:style-name="Internet_20_link" text:visited-style-name="Visited_20_Internet_20_Link"><text:span text:style-name="T31">АНАРХИЗМ</text:span></text:a><text:span text:style-name="T46"> — </text:span><text:span text:style-name="T44">(греч.). Утопическая теория общественного строя, исключающего всякую государственность, какую бы то ни было правительственную власть, законы и даже заработную плату.</text:span></text:p>
      <text:p text:style-name="Text_20_body"/>
      <text:p text:style-name="P2"><text:span text:style-name="T3">Антисемитизм </text:span><text:span text:style-name="T43">(нем. Antisemitismus) — одна из форм национальной нетерпимости, которая выражается во враждебном отношении к евреям как этнической или религиозной группе. Является одной из разновидностей ксенофобии.</text:span></text:p>
      <text:p text:style-name="Text_20_body"/>
      <text:p text:style-name="P13"><text:span text:style-name="T3">Аннексия</text:span><text:span text:style-name="T27"> </text:span><text:span text:style-name="T20">(</text:span><text:a xlink:type="simple" xlink:href="https://ru.wikipedia.org/wiki/Латинский_язык" text:style-name="Internet_20_link" text:visited-style-name="Visited_20_Internet_20_Link"><text:span text:style-name="T41">лат.</text:span></text:a><text:span text:style-name="T27"> </text:span><text:span text:style-name="T23">annexio</text:span><text:span text:style-name="T20">, от </text:span><text:a xlink:type="simple" xlink:href="https://ru.wikipedia.org/wiki/Латинский_язык" text:style-name="Internet_20_link" text:visited-style-name="Visited_20_Internet_20_Link"><text:span text:style-name="T41">лат.</text:span></text:a><text:span text:style-name="T27"> </text:span><text:span text:style-name="T23">annexus</text:span><text:span text:style-name="T27"> — </text:span><text:span text:style-name="T20">«</text:span><text:span text:style-name="T23">присоединённый</text:span><text:span text:style-name="T20">») — </text:span><text:span text:style-name="T18">насильственное присоединение </text:span><text:a xlink:type="simple" xlink:href="https://ru.wikipedia.org/wiki/Государство" text:style-name="Internet_20_link" text:visited-style-name="Visited_20_Internet_20_Link"><text:span text:style-name="T39">государством</text:span></text:a><text:span text:style-name="T27"> </text:span><text:span text:style-name="T18">всей или части территории другого государства в одностороннем порядке. По современному </text:span><text:a xlink:type="simple" xlink:href="https://ru.wikipedia.org/wiki/Международное_право" text:style-name="Internet_20_link" text:visited-style-name="Visited_20_Internet_20_Link"><text:span text:style-name="T39">международному праву</text:span></text:a><text:span text:style-name="T27"> </text:span><text:span text:style-name="T18">аннексия — один из видов </text:span><text:a xlink:type="simple" xlink:href="https://ru.wikipedia.org/wiki/Агрессия_(политика)" text:style-name="Internet_20_link" text:visited-style-name="Visited_20_Internet_20_Link"><text:span text:style-name="T39">агрессии</text:span></text:a><text:span text:style-name="T27"> </text:span><text:span text:style-name="T18">и в настоящее время влечёт международно-правовую ответственность.</text:span></text:p>
      <text:p text:style-name="P13"><text:span text:style-name="T3">Геополитика </text:span><text:span text:style-name="T15">— </text:span><text:span text:style-name="T6">наука о контроле над территорией, о закономерностях распределения и перераспределения </text:span><text:a xlink:type="simple" xlink:href="https://dic.academic.ru/dic.nsf/ruwiki/688415" text:style-name="Internet_20_link" text:visited-style-name="Visited_20_Internet_20_Link"><text:span text:style-name="T30">сфервлияния</text:span></text:a><text:span text:style-name="T15"> </text:span><text:span text:style-name="T6">(центров силы) различных </text:span><text:a xlink:type="simple" xlink:href="https://dic.academic.ru/dic.nsf/ruwiki/1436" text:style-name="Internet_20_link" text:visited-style-name="Visited_20_Internet_20_Link"><text:span text:style-name="T30">государств</text:span></text:a><text:span text:style-name="T15"> </text:span><text:span text:style-name="T6">и межгосударственных </text:span><text:soft-page-break/><text:span text:style-name="T6">объединений. Относится к роду общественно-географических наук, являясь частью </text:span><text:a xlink:type="simple" xlink:href="https://dic.academic.ru/dic.nsf/ruwiki/147042" text:style-name="Internet_20_link" text:visited-style-name="Visited_20_Internet_20_Link"><text:span text:style-name="T30">политической географии</text:span></text:a><text:span text:style-name="T6">.</text:span></text:p>
      <text:p text:style-name="P10">Геополитика (географическая политика; греч. γη — земля πολιτική — государственные или общественные дела) — направление политической мысли, концепция, о контроле над территорией, о закономерностях распределения и перераспределения сфер влияния (центров силы) различных государств и межгосударственных объединений.</text:p>
      <text:p text:style-name="P1"><text:line-break/><text:line-break/></text:p>
      <text:p text:style-name="P4">Денонсация -</text:p>
      <text:p text:style-name="P2"><text:span text:style-name="T24">надлежащим образом оформленный отказ государства от заключённого им международного договора. </text:span><text:span text:style-name="T17">Отличается от иных способов расторжения международных договорных обязательств тем, что право на денонсацию должно быть предусмотрено в самом договоре и осуществляется в строго установленном договором порядке. Несоблюдение этого порядка является основанием для оспаривания действительности денонсации</text:span></text:p>
      <text:p text:style-name="P2"><text:span text:style-name="T3">Харизма -<text:line-break/></text:span><text:span text:style-name="T24">особая одарённость, исключительность личности в интеллектуальном, духовном, или каком-нибудь другом отношении, способность взывать к сердцам.</text:span></text:p>
      <text:p text:style-name="Text_20_body"/>
      <text:p text:style-name="P8">высокая одарённость, личная притягательность.</text:p>
      <text:p text:style-name="Text_20_body"/>
      <text:p text:style-name="P8">Обычно под харизмой понимают совокупность эмоционально-психических способностей человека, благодаря которым его оценивают как одарённого особыми качествами, при этом, зачастую, он не имеет каких-либо особенных внешних данных.</text:p>
      <text:p text:style-name="Text_20_body"/>
      <text:p text:style-name="P4">Свобода -</text:p>
      <text:p text:style-name="P7">В философии: возможность проявления субъектом своей воли в условиях осознания законов развития природы и общества.</text:p>
      <text:p text:style-name="Text_20_body"/>
      <text:p text:style-name="P7">Независимость, отсутствие стеснений и ограничений, связывающих общественно-политическую жизнь и деятельность какого-н. класса, всего общества или его членов.</text:p>
      <text:p text:style-name="Text_20_body"/>
      <text:p text:style-name="P4">Империя - </text:p>
      <text:p text:style-name="P7">монархическое государство во главе с императором или колониальная либо международно значимая держава, опирающаяся в своей внутренней и внешней политике на военные сословия и действующая в интересах военных сословий.</text:p>
      <text:p text:style-name="Text_20_body"/>
      <text:p text:style-name="P2"><text:soft-page-break/><text:span text:style-name="T3">Авторитаризм </text:span><text:span text:style-name="T43">(от лат. auctoritas — власть, влияние) — политический режим, при котором носитель власти (например, диктатор и т. д.) провозглашает сам себя имеющим право на власть.</text:span></text:p>
      <text:p text:style-name="P11">Авторитаризм — это форма государственной власти, которая основана на безусловном или мнимом авторитете правящего субъекта и обусловлена соответствующей формой политического сознания на основе отношения к авторитету вообще и к авторитету власти в частности.</text:p>
      <text:p text:style-name="Text_20_body"/>
      <text:p text:style-name="P13"><text:span text:style-name="T3">Тоталитаризм </text:span><text:span text:style-name="T28">— </text:span><text:a xlink:type="simple" xlink:href="https://ru.wikipedia.org/wiki/Политический_режим" text:style-name="Internet_20_link" text:visited-style-name="Visited_20_Internet_20_Link"><text:span text:style-name="T40">политический режим</text:span></text:a><text:span text:style-name="T19">, подразумевающий полнейший (</text:span><text:span text:style-name="T22">тотальный</text:span><text:span text:style-name="T19">) </text:span><text:a xlink:type="simple" xlink:href="https://ru.wikipedia.org/wiki/Контроль" text:style-name="Internet_20_link" text:visited-style-name="Visited_20_Internet_20_Link"><text:span text:style-name="T40">контроль</text:span></text:a><text:span text:style-name="T28"> </text:span><text:a xlink:type="simple" xlink:href="https://ru.wikipedia.org/wiki/Государство" text:style-name="Internet_20_link" text:visited-style-name="Visited_20_Internet_20_Link"><text:span text:style-name="T40">государства</text:span></text:a><text:span text:style-name="T28"> </text:span><text:span text:style-name="T19">над всеми аспектами общественной и частной жизни.</text:span></text:p>
      <text:p text:style-name="P37"><text:span text:style-name="T19">Тоталитаризм в </text:span><text:a xlink:type="simple" xlink:href="https://ru.wikipedia.org/wiki/Политология" text:style-name="Internet_20_link" text:visited-style-name="Visited_20_Internet_20_Link"><text:span text:style-name="T40">политологии</text:span></text:a><text:span text:style-name="T28"> — </text:span><text:span text:style-name="T19">форма отношения </text:span><text:a xlink:type="simple" xlink:href="https://ru.wikipedia.org/wiki/Общество" text:style-name="Internet_20_link" text:visited-style-name="Visited_20_Internet_20_Link"><text:span text:style-name="T40">общества</text:span></text:a><text:span text:style-name="T28"> </text:span><text:span text:style-name="T19">и </text:span><text:a xlink:type="simple" xlink:href="https://ru.wikipedia.org/wiki/Власть" text:style-name="Internet_20_link" text:visited-style-name="Visited_20_Internet_20_Link"><text:span text:style-name="T40">власти</text:span></text:a><text:span text:style-name="T19">, при которой </text:span><text:a xlink:type="simple" xlink:href="https://ru.wikipedia.org/wiki/Политическая_власть" text:style-name="Internet_20_link" text:visited-style-name="Visited_20_Internet_20_Link"><text:span text:style-name="T40">политическая власть</text:span></text:a><text:span text:style-name="T28"> </text:span><text:span text:style-name="T19">берёт под полный (тотальный) контроль общество, полностью контролируя все аспекты жизни человека. Проявления оппозиции в любой форме жестоко и беспощадно подавляются или пресекаются государством.</text:span></text:p>
      <text:p text:style-name="Text_20_body"/>
      <text:p text:style-name="P2"><text:span text:style-name="T3">Либерализм </text:span><text:span text:style-name="T43">(от лат. liberalis — свободный) — философское и общественно-политическое течение, провозглашающее незыблемость прав и индивидуальных свобод человека.</text:span></text:p>
      <text:p text:style-name="P2"><text:span text:style-name="T1">Либерализм</text:span><text:span text:style-name="T14"> </text:span><text:span text:style-name="T5">(от лат. liberalis — свободный) — социально-политическое учение и общественное движение, провозглашающее самодостаточную ценность свободы индивида в экономической, политической и др. сферах жизни общества.</text:span></text:p>
      <text:p text:style-name="Text_20_body"/>
      <text:p text:style-name="P2"><text:span text:style-name="T3">Диссидент </text:span><text:span text:style-name="T43">(инакомыслящий) — человек, отстаивающий взгляды, которые радикально расходятся с общепринятыми. Зачастую этот конфликт личных убеждений с господствующей доктриной приводит к гонениям, преследованиям и репрессиям со стороны официальных властей.</text:span></text:p>
      <text:h text:style-name="P39" text:outline-level="1"><text:span text:style-name="T3">Ратификация </text:span><text:span text:style-name="T14">— </text:span><text:span text:style-name="T1">Утверждение верховной властью международного договора, заключённого её уполномоченными.</text:span></text:h>
      <text:p text:style-name="P12">Ратификация — процесс придания юридической силы документу (например, договору) путём утверждения его соответствующим органом каждой из сторон.</text:p>
      <text:p text:style-name="Text_20_body"/>
      <text:h text:style-name="P40" text:outline-level="1"><text:soft-page-break/><text:span text:style-name="T3">Репрессия </text:span><text:span text:style-name="T4">(от </text:span><text:a xlink:type="simple" xlink:href="https://ru.wikipedia.org/wiki/Латинский_язык" text:style-name="Internet_20_link" text:visited-style-name="Visited_20_Internet_20_Link"><text:span text:style-name="T47">лат.</text:span></text:a><text:span text:style-name="T16"> </text:span><text:span text:style-name="T4">repressio — </text:span><text:a xlink:type="simple" xlink:href="https://ru.wikipedia.org/wiki/Подавление" text:style-name="Internet_20_link" text:visited-style-name="Visited_20_Internet_20_Link"><text:span text:style-name="T47">подавление</text:span></text:a><text:span text:style-name="T4">, </text:span><text:a xlink:type="simple" xlink:href="https://ru.wikipedia.org/w/index.php?title=Угнетение&amp;action=edit&amp;redlink=1" text:style-name="Internet_20_link" text:visited-style-name="Visited_20_Internet_20_Link"><text:span text:style-name="T47">угнетение</text:span></text:a><text:span text:style-name="T4">) — </text:span><text:a xlink:type="simple" xlink:href="https://ru.wikipedia.org/wiki/Наказание" text:style-name="Internet_20_link" text:visited-style-name="Visited_20_Internet_20_Link"><text:span text:style-name="T47">наказание</text:span></text:a><text:span text:style-name="T4">, </text:span><text:a xlink:type="simple" xlink:href="https://ru.wikipedia.org/wiki/Карательная_мера" text:style-name="Internet_20_link" text:visited-style-name="Visited_20_Internet_20_Link"><text:span text:style-name="T47">карательная мера</text:span></text:a><text:span text:style-name="T4">, применяемая </text:span><text:a xlink:type="simple" xlink:href="https://ru.wikipedia.org/wiki/Государственный_орган" text:style-name="Internet_20_link" text:visited-style-name="Visited_20_Internet_20_Link"><text:span text:style-name="T47">государственными органами</text:span></text:a><text:span text:style-name="T16"> </text:span><text:span text:style-name="T4">с целью защиты и сохранения существующего </text:span><text:a xlink:type="simple" xlink:href="https://ru.wikipedia.org/wiki/Общественный_строй" text:style-name="Internet_20_link" text:visited-style-name="Visited_20_Internet_20_Link"><text:span text:style-name="T47">строя</text:span></text:a><text:span text:style-name="T4">.</text:span></text:h>
      <text:p text:style-name="Text_20_body"/>
      <text:h text:style-name="P39" text:outline-level="1"><text:span text:style-name="T3">Свобода совести </text:span><text:span text:style-name="T14">— </text:span><text:span text:style-name="T1">естественное право человека формировать свои убеждения.</text:span></text:h>
      <text:p text:style-name="Text_20_body"/>
      <text:h text:style-name="P40" text:outline-level="1"><text:span text:style-name="T3">Религия </text:span><text:span text:style-name="T16">— </text:span><text:span text:style-name="T4">определённая система взглядов, обусловленная </text:span><text:a xlink:type="simple" xlink:href="https://ru.wikipedia.org/wiki/Вера" text:style-name="Internet_20_link" text:visited-style-name="Visited_20_Internet_20_Link"><text:span text:style-name="T47">верой</text:span></text:a><text:span text:style-name="T16"> </text:span><text:span text:style-name="T4">в </text:span><text:a xlink:type="simple" xlink:href="https://ru.wikipedia.org/wiki/Сверхъестественное" text:style-name="Internet_20_link" text:visited-style-name="Visited_20_Internet_20_Link"><text:span text:style-name="T47">сверхъестественное</text:span></text:a><text:span text:style-name="T4">, включающая в себя свод </text:span><text:a xlink:type="simple" xlink:href="https://ru.wikipedia.org/wiki/Мораль" text:style-name="Internet_20_link" text:visited-style-name="Visited_20_Internet_20_Link"><text:span text:style-name="T47">моральных</text:span></text:a><text:span text:style-name="T16"> </text:span><text:span text:style-name="T4">норм и типов поведения, </text:span><text:a xlink:type="simple" xlink:href="https://ru.wikipedia.org/wiki/Обряд" text:style-name="Internet_20_link" text:visited-style-name="Visited_20_Internet_20_Link"><text:span text:style-name="T47">обрядов</text:span></text:a><text:span text:style-name="T4">, культовых действий и объединение людей в организации.</text:span></text:h>
      <text:p text:style-name="Text_20_body"/>
      <text:h text:style-name="P39" text:outline-level="1"><text:span text:style-name="T3">Импичмент</text:span><text:span text:style-name="T14"> — </text:span><text:span text:style-name="T1">процедура судебного обвинения, в том числе и уголовного, лиц муниципального или государственного исполнения, чиновников, вплоть до главы государства, с возможным последующим их отстранением от должности. Обвинение в процессе импичмента, как правило, уличает лицо в актах, совершённых незаконно, то есть в сознательном правонарушении, независимо от злоупотребления должностными полномочиями.</text:span></text:h>
      <text:p text:style-name="Text_20_body"/>
      <text:h text:style-name="P40" text:outline-level="1"><text:span text:style-name="T3">Шовинизм</text:span><text:span text:style-name="T16"> — </text:span><text:a xlink:type="simple" xlink:href="https://ru.wikipedia.org/wiki/Идеология" text:style-name="Internet_20_link" text:visited-style-name="Visited_20_Internet_20_Link"><text:span text:style-name="T47">идеология</text:span></text:a><text:span text:style-name="T4">, суть которой заключается в проповеди национального превосходства с целью обоснования "права" на эксплуатацию и угнетение других народов. Шовинизм способствует возникновению и распространению неприязни и даже ненависти к чужакам, </text:span><text:a xlink:type="simple" xlink:href="https://ru.wikipedia.org/wiki/Иностранцы" text:style-name="Internet_20_link" text:visited-style-name="Visited_20_Internet_20_Link"><text:span text:style-name="T47">иноземцам</text:span></text:a><text:span text:style-name="T4">, </text:span><text:a xlink:type="simple" xlink:href="https://ru.wikipedia.org/wiki/Вера" text:style-name="Internet_20_link" text:visited-style-name="Visited_20_Internet_20_Link"><text:span text:style-name="T47">иноверцам</text:span></text:a><text:span text:style-name="T4">, по принципу «не такой — чужой — чужак — враг». Одна из форм </text:span><text:a xlink:type="simple" xlink:href="https://ru.wikipedia.org/wiki/Гетерономия" text:style-name="Internet_20_link" text:visited-style-name="Visited_20_Internet_20_Link"><text:span text:style-name="T47">гетерономии</text:span></text:a><text:span text:style-name="T16"> </text:span><text:span text:style-name="T4">и </text:span><text:a xlink:type="simple" xlink:href="https://ru.wikipedia.org/wiki/Ксенофобия" text:style-name="Internet_20_link" text:visited-style-name="Visited_20_Internet_20_Link"><text:span text:style-name="T47">ксенофобии</text:span></text:a><text:span text:style-name="T4">.</text:span></text:h>
      <text:p text:style-name="Text_20_body"/>
      <text:p text:style-name="P13"><text:span text:style-name="T3">Геноцид </text:span><text:span text:style-name="T16">— </text:span><text:span text:style-name="T4">форма коллективного </text:span><text:a xlink:type="simple" xlink:href="https://ru.wikipedia.org/wiki/Насилие" text:style-name="Internet_20_link" text:visited-style-name="Visited_20_Internet_20_Link"><text:span text:style-name="T47">насилия</text:span></text:a><text:a xlink:type="simple" xlink:href="https://ru.wikipedia.org/wiki/Геноцид#cite_note-who-1" text:style-name="Internet_20_link" text:visited-style-name="Visited_20_Internet_20_Link"><text:span text:style-name="T48">[1]</text:span></text:a><text:span text:style-name="T4">, действия, совершаемые с намерением уничтожить, полностью или частично, какую-либо </text:span><text:a xlink:type="simple" xlink:href="https://ru.wikipedia.org/wiki/Национальность" text:style-name="Internet_20_link" text:visited-style-name="Visited_20_Internet_20_Link"><text:span text:style-name="T47">национальную</text:span></text:a><text:span text:style-name="T4">, </text:span><text:a xlink:type="simple" xlink:href="https://ru.wikipedia.org/wiki/Этнос" text:style-name="Internet_20_link" text:visited-style-name="Visited_20_Internet_20_Link"><text:span text:style-name="T47">этническую</text:span></text:a><text:span text:style-name="T4">, </text:span><text:a xlink:type="simple" xlink:href="https://ru.wikipedia.org/wiki/Раса" text:style-name="Internet_20_link" text:visited-style-name="Visited_20_Internet_20_Link"><text:span text:style-name="T47">расовую</text:span></text:a><text:span text:style-name="T4">, </text:span><text:soft-page-break/><text:a xlink:type="simple" xlink:href="https://ru.wikipedia.org/wiki/Религия" text:style-name="Internet_20_link" text:visited-style-name="Visited_20_Internet_20_Link"><text:span text:style-name="T47">религиозную</text:span></text:a><text:span text:style-name="T16"> </text:span><text:span text:style-name="T4">или иную исторически сложившуюся культурно-этническую</text:span><text:a xlink:type="simple" xlink:href="https://ru.wikipedia.org/wiki/Геноцид#cite_note-autogenerated2-2" text:style-name="Internet_20_link" text:visited-style-name="Visited_20_Internet_20_Link"><text:span text:style-name="T48">[2]</text:span></text:a><text:span text:style-name="T16"> </text:span><text:span text:style-name="T4">группу как таковую путём:</text:span></text:p>
      <text:list xml:id="list8256752516801606036" text:style-name="L11">
        <text:list-item>
          <text:p text:style-name="P38"><text:a xlink:type="simple" xlink:href="https://ru.wikipedia.org/wiki/Убийство" text:style-name="Internet_20_link" text:visited-style-name="Visited_20_Internet_20_Link"><text:span text:style-name="T47">убийства</text:span></text:a><text:span text:style-name="T4"> членов этой группы;</text:span></text:p>
        </text:list-item>
        <text:list-item>
          <text:p text:style-name="P38"><text:span text:style-name="T4">причинения тяжкого вреда их </text:span><text:a xlink:type="simple" xlink:href="https://ru.wikipedia.org/wiki/Здоровье" text:style-name="Internet_20_link" text:visited-style-name="Visited_20_Internet_20_Link"><text:span text:style-name="T47">здоровью</text:span></text:a><text:span text:style-name="T4">;</text:span></text:p>
        </text:list-item>
        <text:list-item>
          <text:p text:style-name="P38"><text:span text:style-name="T4">мер, рассчитанных на предотвращение </text:span><text:a xlink:type="simple" xlink:href="https://ru.wikipedia.org/wiki/Деторождение" text:style-name="Internet_20_link" text:visited-style-name="Visited_20_Internet_20_Link"><text:span text:style-name="T47">деторождения</text:span></text:a><text:span text:style-name="T4"> в такой группе;</text:span></text:p>
        </text:list-item>
        <text:list-item>
          <text:p text:style-name="P38"><text:span text:style-name="T4">изъятия </text:span><text:a xlink:type="simple" xlink:href="https://ru.wikipedia.org/wiki/Ребёнок" text:style-name="Internet_20_link" text:visited-style-name="Visited_20_Internet_20_Link"><text:span text:style-name="T47">детей</text:span></text:a><text:span text:style-name="T4"> из семьи;</text:span></text:p>
        </text:list-item>
        <text:list-item>
          <text:p text:style-name="P38"><text:span text:style-name="T4">предумышленного создания жизненных условий, рассчитанных на полное или частичное физическое уничтожение этой группы</text:span><text:a xlink:type="simple" xlink:href="https://ru.wikipedia.org/wiki/Геноцид#cite_note-3" text:style-name="Internet_20_link" text:visited-style-name="Visited_20_Internet_20_Link"><text:span text:style-name="T48">[3]</text:span></text:a><text:span text:style-name="T4">.</text:span></text:p>
        </text:list-item>
      </text:list>
      <text:p text:style-name="P13"><text:span text:style-name="T4">С </text:span><text:a xlink:type="simple" xlink:href="https://ru.wikipedia.org/wiki/1948_год" text:style-name="Internet_20_link" text:visited-style-name="Visited_20_Internet_20_Link"><text:span text:style-name="T47">1948 года</text:span></text:a><text:span text:style-name="T16"> </text:span><text:span text:style-name="T4">геноцид признаётся в ООН </text:span><text:a xlink:type="simple" xlink:href="https://ru.wikipedia.org/wiki/Международное_уголовное_право" text:style-name="Internet_20_link" text:visited-style-name="Visited_20_Internet_20_Link"><text:span text:style-name="T47">международным преступлением.</text:span></text:a></text:p>
      <text:p text:style-name="P1"><text:line-break/></text:p>
      <text:h text:style-name="P40" text:outline-level="1"><text:span text:style-name="T3">Мировоззрение</text:span><text:span text:style-name="T16"> — </text:span><text:span text:style-name="T4">система взглядов, оценок и </text:span><text:a xlink:type="simple" xlink:href="https://ru.wikipedia.org/wiki/Образ_(философия)" text:style-name="Internet_20_link" text:visited-style-name="Visited_20_Internet_20_Link"><text:span text:style-name="T47">образных</text:span></text:a><text:span text:style-name="T16"> </text:span><text:span text:style-name="T4">представлений о мире и месте в нём человека, общее отношение человека к окружающей действительности и самому себе, а также обусловленные этими взглядами основные жизненные позиции людей, их убеждения, идеалы, принципы познания и деятельности, ценностные ориентации</text:span><text:a xlink:type="simple" xlink:href="https://ru.wikipedia.org/wiki/Мировоззрение#cite_note-1" text:style-name="Internet_20_link" text:visited-style-name="Visited_20_Internet_20_Link">[1]</text:a><text:a xlink:type="simple" xlink:href="https://ru.wikipedia.org/wiki/Мировоззрение#cite_note-2" text:style-name="Internet_20_link" text:visited-style-name="Visited_20_Internet_20_Link">[2]</text:a><text:span text:style-name="T4">. Мировоззрение придаёт деятельности человека организованный, осмысленный и целенаправленный характер.</text:span></text:h>
      <text:p text:style-name="Text_20_body"/>
      <text:h text:style-name="P40" text:outline-level="1"><text:span text:style-name="T3">Альтруизм </text:span><text:span text:style-name="T16">— </text:span><text:a xlink:type="simple" xlink:href="https://ru.wikipedia.org/wiki/Понятие" text:style-name="Internet_20_link" text:visited-style-name="Visited_20_Internet_20_Link"><text:span text:style-name="T47">понятие</text:span></text:a><text:span text:style-name="T4">, которым осмысляется </text:span><text:a xlink:type="simple" xlink:href="https://ru.wikipedia.org/wiki/Активность_личности" text:style-name="Internet_20_link" text:visited-style-name="Visited_20_Internet_20_Link"><text:span text:style-name="T47">активность</text:span></text:a><text:span text:style-name="T4">, связанная с </text:span><text:a xlink:type="simple" xlink:href="https://ru.wikipedia.org/wiki/Бескорыстие" text:style-name="Internet_20_link" text:visited-style-name="Visited_20_Internet_20_Link"><text:span text:style-name="T47">бескорыстной</text:span></text:a><text:span text:style-name="T16"> </text:span><text:span text:style-name="T4">заботой о </text:span><text:a xlink:type="simple" xlink:href="https://ru.wikipedia.org/wiki/Благополучие" text:style-name="Internet_20_link" text:visited-style-name="Visited_20_Internet_20_Link"><text:span text:style-name="T47">благополучии</text:span></text:a><text:span text:style-name="T16"> </text:span><text:span text:style-name="T4">других; соотносится с понятием </text:span><text:a xlink:type="simple" xlink:href="https://ru.wikipedia.org/wiki/Самоотверженность" text:style-name="Internet_20_link" text:visited-style-name="Visited_20_Internet_20_Link"><text:span text:style-name="T47">самоотверженность</text:span></text:a><text:span text:style-name="T16"> — </text:span><text:span text:style-name="T4">то есть с приношением в жертву своих </text:span><text:a xlink:type="simple" xlink:href="https://ru.wikipedia.org/wiki/Выгода" text:style-name="Internet_20_link" text:visited-style-name="Visited_20_Internet_20_Link"><text:span text:style-name="T47">выгод</text:span></text:a><text:span text:style-name="T16"> </text:span><text:span text:style-name="T4">в пользу блага другого человека, других людей или в целом — ради </text:span><text:a xlink:type="simple" xlink:href="https://ru.wikipedia.org/w/index.php?title=Общее_благо&amp;action=edit&amp;redlink=1" text:style-name="Internet_20_link" text:visited-style-name="Visited_20_Internet_20_Link"><text:span text:style-name="T47">общего блага</text:span></text:a><text:span text:style-name="T4">.</text:span></text:h>
      <text:p text:style-name="P13"><text:span text:style-name="T4">В некоторых смыслах может рассматриваться как противоположное </text:span><text:a xlink:type="simple" xlink:href="https://ru.wikipedia.org/wiki/Эгоизм" text:style-name="Internet_20_link" text:visited-style-name="Visited_20_Internet_20_Link"><text:span text:style-name="T47">эгоизму</text:span></text:a><text:span text:style-name="T4">. В психологии иногда рассматривается как синоним или часть </text:span><text:a xlink:type="simple" xlink:href="https://ru.wikipedia.org/wiki/Просоциальное_поведение" text:style-name="Internet_20_link" text:visited-style-name="Visited_20_Internet_20_Link"><text:span text:style-name="T47">просоциального поведения</text:span></text:a><text:span text:style-name="T4">.</text:span></text:p>
      <text:p text:style-name="Text_20_body"/>
      <text:h text:style-name="P40" text:outline-level="1"><text:soft-page-break/><text:span text:style-name="T3">Пацифизм - </text:span><text:span text:style-name="T4">(от </text:span><text:a xlink:type="simple" xlink:href="https://ru.wikipedia.org/wiki/Латинский_язык" text:style-name="Internet_20_link" text:visited-style-name="Visited_20_Internet_20_Link"><text:span text:style-name="T47">лат.</text:span></text:a><text:span text:style-name="T16"> </text:span><text:span text:style-name="T4">pacificus — миротворческий, от pax — мир и facio — делаю) — </text:span><text:a xlink:type="simple" xlink:href="https://ru.wikipedia.org/wiki/Идеология" text:style-name="Internet_20_link" text:visited-style-name="Visited_20_Internet_20_Link"><text:span text:style-name="T47">идеология</text:span></text:a><text:span text:style-name="T16"> </text:span><text:span text:style-name="T4">сопротивления </text:span><text:a xlink:type="simple" xlink:href="https://ru.wikipedia.org/wiki/Насилие" text:style-name="Internet_20_link" text:visited-style-name="Visited_20_Internet_20_Link"><text:span text:style-name="T47">насилию</text:span></text:a><text:span text:style-name="T16"> </text:span><text:span text:style-name="T4">ради его исчезновения. Пацифистское движение, движение за </text:span><text:a xlink:type="simple" xlink:href="https://ru.wikipedia.org/wiki/Мир_(отсутствие_войны)" text:style-name="Internet_20_link" text:visited-style-name="Visited_20_Internet_20_Link"><text:span text:style-name="T47">мир</text:span></text:a><text:span text:style-name="T16"> — </text:span><text:a xlink:type="simple" xlink:href="https://ru.wikipedia.org/wiki/Антивоенное_движение" text:style-name="Internet_20_link" text:visited-style-name="Visited_20_Internet_20_Link"><text:span text:style-name="T47">антивоенное</text:span></text:a><text:span text:style-name="T16"> </text:span><text:a xlink:type="simple" xlink:href="https://ru.wikipedia.org/wiki/Общественное_движение" text:style-name="Internet_20_link" text:visited-style-name="Visited_20_Internet_20_Link"><text:span text:style-name="T47">общественное движение</text:span></text:a><text:span text:style-name="T4">, противодействующее </text:span><text:a xlink:type="simple" xlink:href="https://ru.wikipedia.org/wiki/Война" text:style-name="Internet_20_link" text:visited-style-name="Visited_20_Internet_20_Link"><text:span text:style-name="T47">военным</text:span></text:a><text:span text:style-name="T16"> </text:span><text:span text:style-name="T4">методам решения политических конфликтов</text:span><text:a xlink:type="simple" xlink:href="https://ru.wikipedia.org/wiki/Пацифизм#cite_note-1" text:style-name="Internet_20_link" text:visited-style-name="Visited_20_Internet_20_Link"><text:span text:style-name="T48">[1]</text:span></text:a><text:span text:style-name="T4">, в частности осуждением аморальности таких методов.</text:span></text:h>
      <text:p text:style-name="P3">Пацифисты осуждают всякую войну, отрицая саму возможность войн быть правомерными, освободительными, священными и т. п.</text:p>
      <text:p text:style-name="Text_20_body"/>
      <text:h text:style-name="P40" text:outline-level="1"><text:span text:style-name="T3">Электорат - </text:span><text:span text:style-name="T4">(</text:span><text:a xlink:type="simple" xlink:href="https://ru.wikipedia.org/wiki/Латинский_язык" text:style-name="Internet_20_link" text:visited-style-name="Visited_20_Internet_20_Link"><text:span text:style-name="T47">лат.</text:span></text:a><text:span text:style-name="T16"> </text:span><text:span text:style-name="T4">elector — избиратель) — </text:span><text:a xlink:type="simple" xlink:href="https://ru.wikipedia.org/wiki/Круг" text:style-name="Internet_20_link" text:visited-style-name="Visited_20_Internet_20_Link"><text:span text:style-name="T47">круг</text:span></text:a><text:span text:style-name="T16"> </text:span><text:span text:style-name="T4">сторонников определенной организации, избирателей, голосующих за определённую </text:span><text:a xlink:type="simple" xlink:href="https://ru.wikipedia.org/wiki/Политическая_партия" text:style-name="Internet_20_link" text:visited-style-name="Visited_20_Internet_20_Link"><text:span text:style-name="T47">партию</text:span></text:a><text:span text:style-name="T16"> </text:span><text:span text:style-name="T4">на парламентских, президентских или муниципальных </text:span><text:a xlink:type="simple" xlink:href="https://ru.wikipedia.org/wiki/Выборы" text:style-name="Internet_20_link" text:visited-style-name="Visited_20_Internet_20_Link"><text:span text:style-name="T47">выборах</text:span></text:a><text:span text:style-name="T4">. В более широком значении употребляется как синоним избирательного корпуса </text:span><text:a xlink:type="simple" xlink:href="https://ru.wikipedia.org/wiki/Страны" text:style-name="Internet_20_link" text:visited-style-name="Visited_20_Internet_20_Link"><text:span text:style-name="T47">страны</text:span></text:a><text:span text:style-name="T4">.</text:span></text:h>
      <text:p text:style-name="Text_20_body"/>
      <text:p text:style-name="P2"><text:span text:style-name="T3">Медиалогия (не будет)</text:span><text:span text:style-name="T14"> </text:span><text:span text:style-name="T12">(</text:span><text:span text:style-name="T37">media studies, medialogie) – наука, изучающая гуманитарные аспекты развития медиа, характер, формы, результаты их воздействия на социум.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Roboto" svg:font-family="Roboto"/>
    <style:font-face style:name="Times New Roman" svg:font-family="'Times New Roman'"/>
    <style:font-face style:name="Trebuchet MS" svg:font-family="'Trebuchet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20:26:19.443406489</meta:creation-date>
    <dc:date>2019-03-29T20:26:56.066131732</dc:date>
    <meta:editing-duration>PT37S</meta:editing-duration>
    <meta:editing-cycles>1</meta:editing-cycles>
    <meta:document-statistic meta:table-count="0" meta:image-count="0" meta:object-count="0" meta:page-count="12" meta:paragraph-count="140" meta:word-count="2466" meta:character-count="21313" meta:non-whitespace-character-count="18947"/>
    <meta:generator>LibreOffice/5.1.6.2$Linux_X86_64 LibreOffice_project/10m0$Build-2</meta:generator>
  </office:meta>
</office:document-meta>
</file>